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f8b33"/>
    </style:style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인간%20대지%20야간비행%20왕자%20외%20금성판%20세계문학대전집%20WORLDS%20FAMOUS%20CLASSICS%20TERRE%20HOMMES%20NUIT%20PETIT%20PRINCE%20어린왕자%20전시조종사%20남방우편기" text:style-name="Internet_20_link" text:visited-style-name="Visited_20_Internet_20_Link"><text:span text:style-name="T1">인간 대지 야간비행 왕자 외 금성판 세계문학대전집 </text:span></text:a></text:p>
      <text:p text:style-name="P1"><text:a xlink:type="simple" xlink:href="https://search.worldcat.org/fr/search?q=su%3A인간%20대지%20야간비행%20왕자%20외%20금성판%20세계문학대전집%20WORLDS%20FAMOUS%20CLASSICS%20TERRE%20HOMMES%20NUIT%20PETIT%20PRINCE%20어린왕자%20전시조종사%20남방우편기" text:style-name="Internet_20_link" text:visited-style-name="Visited_20_Internet_20_Link"><text:span text:style-name="T1"><text:s/>어린왕자 전시조종사 남방우편기</text:span></text:a></text:p>
      <text:p text:style-name="Standard"><text:span text:style-name="T1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39:14.959000000</dc:date>
    <meta:editing-duration>PT3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35" meta:character-count="45" meta:non-whitespace-character-count="35"/>
  </office:meta>
</office:document-meta>
</file>